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system-ui" svg:font-family="system-ui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Experiences">
      <style:paragraph-properties fo:text-align="center" style:justify-single-word="false"/>
      <style:text-properties fo:language="en" fo:country="US"/>
    </style:style>
    <style:style style:name="P3" style:family="paragraph" style:parent-style-name="Experiences">
      <style:text-properties fo:language="en" fo:country="US"/>
    </style:style>
    <style:style style:name="P4" style:family="paragraph" style:parent-style-name="Listenabsatz" style:list-style-name="L4">
      <style:text-properties style:font-name="Aptos" fo:language="en" fo:country="US" style:font-name-asian="Aptos" style:font-name-complex="Aptos"/>
    </style:style>
    <style:style style:name="P5" style:family="paragraph" style:parent-style-name="Listenabsatz" style:list-style-name="L5">
      <style:text-properties style:font-name="Aptos" fo:language="en" fo:country="US" style:font-name-asian="Aptos" style:font-name-complex="Aptos"/>
    </style:style>
    <style:style style:name="P6" style:family="paragraph" style:parent-style-name="Listenabsatz" style:list-style-name="L6">
      <style:text-properties style:font-name="Aptos" fo:language="en" fo:country="US" style:font-name-asian="Aptos" style:font-name-complex="Aptos"/>
    </style:style>
    <style:style style:name="P7" style:family="paragraph" style:parent-style-name="Listenabsatz" style:list-style-name="L7">
      <style:text-properties style:font-name="Aptos" fo:language="en" fo:country="US" style:font-name-asian="Aptos" style:font-name-complex="Aptos"/>
    </style:style>
    <style:style style:name="P8" style:family="paragraph" style:parent-style-name="Listenabsatz" style:list-style-name="L8">
      <style:text-properties style:font-name="Aptos" fo:language="en" fo:country="US" style:font-name-asian="Aptos" style:font-name-complex="Aptos"/>
    </style:style>
    <style:style style:name="P9" style:family="paragraph" style:parent-style-name="Listenabsatz">
      <style:text-properties style:font-name="Aptos" fo:language="en" fo:country="US" style:font-name-asian="Aptos" style:font-name-complex="Aptos"/>
    </style:style>
    <style:style style:name="P10" style:family="paragraph" style:parent-style-name="Listenabsatz" style:list-style-name="L9">
      <style:text-properties style:font-name="Aptos" fo:language="en" fo:country="US" style:font-name-asian="Aptos" style:font-name-complex="Aptos"/>
    </style:style>
    <style:style style:name="P11" style:family="paragraph" style:parent-style-name="Listenabsatz" style:list-style-name="L10">
      <style:text-properties style:font-name="Aptos" fo:language="en" fo:country="US" style:font-name-asian="Aptos" style:font-name-complex="Aptos"/>
    </style:style>
    <style:style style:name="P12" style:family="paragraph" style:parent-style-name="Listenabsatz" style:list-style-name="L11">
      <style:text-properties style:font-name="Aptos" fo:language="en" fo:country="US" style:font-name-asian="Aptos" style:font-name-complex="Aptos"/>
    </style:style>
    <style:style style:name="P13" style:family="paragraph" style:parent-style-name="Listenabsatz" style:list-style-name="L12">
      <style:text-properties style:font-name="Aptos" fo:language="en" fo:country="US" style:font-name-asian="Aptos" style:font-name-complex="Aptos"/>
    </style:style>
    <style:style style:name="P14" style:family="paragraph" style:parent-style-name="Listenabsatz" style:list-style-name="L13">
      <style:text-properties style:font-name="Aptos" fo:language="en" fo:country="US" style:font-name-asian="Aptos" style:font-name-complex="Aptos"/>
    </style:style>
    <style:style style:name="P15" style:family="paragraph" style:parent-style-name="Listenabsatz" style:list-style-name="L14">
      <style:text-properties style:font-name="Aptos" fo:language="en" fo:country="US" style:font-name-asian="Aptos" style:font-name-complex="Aptos"/>
    </style:style>
    <style:style style:name="P16" style:family="paragraph" style:parent-style-name="Listenabsatz" style:list-style-name="L15">
      <style:text-properties style:font-name="Aptos" fo:language="en" fo:country="US" style:font-name-asian="Aptos" style:font-name-complex="Aptos"/>
    </style:style>
    <style:style style:name="P17" style:family="paragraph" style:parent-style-name="Listenabsatz" style:list-style-name="L16">
      <style:text-properties style:font-name="Aptos" fo:language="en" fo:country="US" style:font-name-asian="Aptos" style:font-name-complex="Aptos"/>
    </style:style>
    <style:style style:name="P18" style:family="paragraph" style:parent-style-name="Listenabsatz" style:list-style-name="L1">
      <style:text-properties fo:language="en" fo:country="US"/>
    </style:style>
    <style:style style:name="P19" style:family="paragraph" style:parent-style-name="Listenabsatz" style:list-style-name="L2">
      <style:text-properties fo:language="en" fo:country="US"/>
    </style:style>
    <style:style style:name="P20" style:family="paragraph" style:parent-style-name="Listenabsatz">
      <style:text-properties fo:language="en" fo:country="US"/>
    </style:style>
    <style:style style:name="P21" style:family="paragraph" style:parent-style-name="Listenabsatz" style:list-style-name="L3">
      <style:text-properties fo:language="en" fo:country="US"/>
    </style:style>
    <style:style style:name="P22" style:family="paragraph" style:parent-style-name="Standard">
      <style:text-properties fo:font-weight="bold" style:font-weight-asian="bold" style:font-weight-complex="bold"/>
    </style:style>
    <style:style style:name="P23" style:family="paragraph" style:parent-style-name="Standard">
      <style:text-properties fo:language="en" fo:country="US"/>
    </style:style>
    <style:style style:name="P24" style:family="paragraph" style:parent-style-name="Standard">
      <style:paragraph-properties fo:break-before="page"/>
      <style:text-properties fo:language="en" fo:country="US"/>
    </style:style>
    <style:style style:name="P25" style:family="paragraph" style:parent-style-name="Standard">
      <style:text-properties style:font-name="Aptos" fo:language="en" fo:country="US" style:font-name-asian="Aptos" style:font-name-complex="Aptos"/>
    </style:style>
    <style:style style:name="P26" style:family="paragraph" style:parent-style-name="Standard">
      <style:text-properties officeooo:paragraph-rsid="00125a4b"/>
    </style:style>
    <style:style style:name="P27" style:family="paragraph" style:parent-style-name="Standard">
      <style:text-properties officeooo:paragraph-rsid="0012d471"/>
    </style:style>
    <style:style style:name="P28" style:family="paragraph" style:parent-style-name="Untertitel">
      <style:text-properties fo:language="en" fo:country="US"/>
    </style:style>
    <style:style style:name="P29" style:family="paragraph" style:parent-style-name="Untertitel">
      <style:text-properties fo:language="en" fo:country="US" officeooo:paragraph-rsid="00125a4b"/>
    </style:style>
    <style:style style:name="P30" style:family="paragraph" style:parent-style-name="Überschrift_20_1" style:master-page-name="MP0">
      <style:paragraph-properties fo:text-align="center" style:justify-single-word="false" style:page-number="auto" fo:break-before="page"/>
      <style:text-properties fo:language="en" fo:country="US"/>
    </style:style>
    <style:style style:name="T1" style:family="text">
      <style:text-properties style:font-name="Aptos" style:font-name-asian="Aptos" style:font-name-complex="Aptos"/>
    </style:style>
    <style:style style:name="T2" style:family="text">
      <style:text-properties style:font-name="Aptos" fo:font-weight="bold" style:font-name-asian="Aptos" style:font-weight-asian="bold" style:font-name-complex="Aptos" style:font-weight-complex="bold"/>
    </style:style>
    <style:style style:name="T3" style:family="text">
      <style:text-properties style:font-name="Aptos" fo:language="en" fo:country="US" style:font-name-asian="Aptos" style:font-name-complex="Aptos"/>
    </style:style>
    <style:style style:name="T4" style:family="text">
      <style:text-properties style:font-name="Aptos" fo:language="en" fo:country="US" officeooo:rsid="00125a4b" style:font-name-asian="Aptos" style:font-name-complex="Aptos"/>
    </style:style>
    <style:style style:name="T5" style:family="text">
      <style:text-properties style:font-name="Aptos" fo:language="en" fo:country="US" fo:font-weight="bold" style:font-name-asian="Aptos" style:font-weight-asian="bold" style:font-name-complex="Aptos" style:font-weight-complex="bold"/>
    </style:style>
    <style:style style:name="T6" style:family="text">
      <style:text-properties fo:language="de" fo:country="DE"/>
    </style:style>
    <style:style style:name="T7" style:family="text">
      <style:text-properties fo:color="#0f1115" loext:opacity="100%" style:font-name="system-ui" fo:font-weight="bold" style:font-name-asian="system-ui" style:font-weight-asian="bold" style:font-name-complex="system-ui" style:font-weight-complex="bold"/>
    </style:style>
    <style:style style:name="T8" style:family="text">
      <style:text-properties fo:color="#0f1115" loext:opacity="100%" style:font-name="system-ui" fo:language="en" fo:country="US" fo:font-weight="bold" style:font-name-asian="system-ui" style:font-weight-asian="bold" style:font-name-complex="system-ui" style:font-weight-complex="bold"/>
    </style:style>
    <style:style style:name="T9" style:family="text">
      <style:text-properties fo:language="en" fo:country="US"/>
    </style:style>
    <text:list-style style:name="L1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18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8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8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8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8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8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8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8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8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19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9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9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9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9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9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9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9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9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10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0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0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0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0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0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0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0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0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15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5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5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5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5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5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5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5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5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WW_5f_CharLFO6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WW_5f_CharLFO17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7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7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7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7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7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7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7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7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WW_5f_CharLFO20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0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0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0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0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0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0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0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0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WW_5f_CharLFO9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9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9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9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9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9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9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9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9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WW_5f_CharLFO11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1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1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1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1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1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1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1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1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WW_5f_CharLFO7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7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7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WW_5f_CharLFO16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6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6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6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6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6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6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6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6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WW_5f_CharLFO14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4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4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4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4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4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4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4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4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0" text:outline-level="1" text:is-list-header="true">Pasieka Manuel</text:h>
      <text:p text:style-name="P2">AI Consultant &amp; Solution Architect | AI Agent Specialist </text:p>
      <text:p text:style-name="P1"><text:span text:style-name="Absatz-Standardschriftart"><text:span text:style-name="T3">Vienna, Austria | ✉ contact@pasieka.ai | ☎ (+43) 681 8161 3940</text:span></text:span><text:span text:style-name="T9"><text:line-break/></text:span><text:span text:style-name="Absatz-Standardschriftart"><text:span text:style-name="T3">LinkedIn: </text:span></text:span><text:a xlink:type="simple" xlink:href="https://www.linkedin.com/in/manuelpasieka/" office:target-frame-name="_top" xlink:show="replace" text:style-name="Internet_20_link" text:visited-style-name="Visited_20_Internet_20_Link"><text:span text:style-name="Hyperlink"><text:span text:style-name="T3">linkedin.com/in/manuelpasieka</text:span></text:span></text:a><text:span text:style-name="Absatz-Standardschriftart"><text:span text:style-name="T3"> | </text:span></text:span><text:a xlink:type="simple" xlink:href="https://www.pasieka.ai/" office:target-frame-name="_top" xlink:show="replace" text:style-name="Internet_20_link" text:visited-style-name="Visited_20_Internet_20_Link"><text:span text:style-name="Hyperlink"><text:span text:style-name="T3">www.pasieka.ai</text:span></text:span></text:a></text:p>
      <text:p text:style-name="P28"/>
      <text:p text:style-name="P29">Profile</text:p>
      <text:p text:style-name="P22">I help DevOps teams and organizations turn AI concepts into production-ready systems.</text:p>
      <text:p text:style-name="Standard">My strength lies in bridging the gap between cutting-edge AI research and practical software delivery — enabling teams to build reliable, scalable AI products faster and with less risk.</text:p>
      <text:p text:style-name="Standard">As an AI Solution Architect &amp; Consultant with over 18 years of hands-on experience, I focus on designing secure, high-impact AI platforms for enterprises — particularly AI Agent systems based on LLM and RAG workflows — while ensuring robust data protection and governance compliance.</text:p>
      <text:p text:style-name="P28"/>
      <text:p text:style-name="P28">Core Competencies</text:p>
      <text:p text:style-name="P26"><text:span text:style-name="Absatz-Standardschriftart"><text:span text:style-name="T5">AI Strategy &amp; Consulting</text:span></text:span><text:span text:style-name="T9"><text:line-break/></text:span><text:span text:style-name="Absatz-Standardschriftart"><text:span text:style-name="T3">Executive guidance • AI use case discovery • Feasibility &amp; ROI analysis • Responsible AI &amp; </text:span></text:span><text:span text:style-name="Absatz-Standardschriftart"><text:span text:style-name="T4">D</text:span></text:span><text:span text:style-name="Absatz-Standardschriftart"><text:span text:style-name="T3">ata governance • AI adoption roadmap</text:span></text:span></text:p>
      <text:p text:style-name="P27"><text:span text:style-name="Absatz-Standardschriftart"><text:span text:style-name="T5">Architecture &amp; Engineering</text:span></text:span><text:span text:style-name="T9"><text:line-break/></text:span><text:span text:style-name="Absatz-Standardschriftart"><text:span text:style-name="T3">AI agent frameworks (MS Copilot Studio, Pydantic Agents, LangChain) • LLM &amp; RAG systems • Model Context Protocol (MCP) • Vector databases (Qdrant, MS AI Search) • Redis • Model fine-tuning &amp; serving (axolothl, unsloth, vLLM, TGI) • Cloud-native &amp; scalable microservice architecture • FastAPI • Python • R • Matplotlib • </text:span></text:span><text:span text:style-name="Absatz-Standardschriftart"><text:span text:style-name="T4">Rust</text:span></text:span></text:p>
      <text:p text:style-name="Standard"><text:span text:style-name="Absatz-Standardschriftart"><text:span text:style-name="T5">MLOps &amp; Cloud</text:span></text:span><text:span text:style-name="T9"><text:line-break/></text:span><text:span text:style-name="Absatz-Standardschriftart"><text:span text:style-name="T3">AWS • Azure • Kubernetes • Docker • Terraform • SageMaker • MLFlow</text:span></text:span></text:p>
      <text:p text:style-name="Standard"><text:span text:style-name="Absatz-Standardschriftart"><text:span text:style-name="T5">Data Engineering &amp; Infrastructure</text:span></text:span><text:span text:style-name="T9"><text:line-break/></text:span><text:span text:style-name="Absatz-Standardschriftart"><text:span text:style-name="T3">Data pipelines • Workflow orchestration • Spark • Airflow <text:s/>• OpenTelemetry</text:span></text:span></text:p>
      <text:p text:style-name="Standard"><text:span text:style-name="Absatz-Standardschriftart"><text:span text:style-name="T5">Leadership &amp; Team Enablement</text:span></text:span><text:span text:style-name="T9"><text:line-break/></text:span><text:span text:style-name="Absatz-Standardschriftart"><text:span text:style-name="T3">Tech leadership • Mentoring &amp; training • Outcome-focused product development • Cross-functional collaboration</text:span></text:span></text:p>
      <text:p text:style-name="P24"/>
      <text:p text:style-name="P28">Selected Projects &amp; Consultancy Engagements</text:p>
      <text:p text:style-name="Experiences">Misumi Europe GmbH &amp; Motius GmbH – AI Engineer (07/2025 – Present)</text:p>
      <text:p text:style-name="P23">Designing and building a next-generation NLP platform to accelerate customer service tickets. Through intelligent request analysis and routing, reducing average customer query response time by 30%.</text:p>
      <text:list text:style-name="L1">
        <text:list-item>
          <text:p text:style-name="P18">Architected a hybrid NLP system combining Large Language Models (LLMs) with traditional NLP pipelines for robust, explainable results.</text:p>
        </text:list-item>
        <text:list-item>
          <text:p text:style-name="P18">Developed request classification and routing mechanisms to accelerate customer support teams in handling customer queries faster and more accurately.</text:p>
        </text:list-item>
        <text:list-item>
          <text:p text:style-name="P18">Optimized LLM based data extraction and classification with context engineering.</text:p>
        </text:list-item>
        <text:list-item>
          <text:p text:style-name="P18">Integrated the platform into customer service processes, reducing response times, and enhancing workforce efficiency.</text:p>
        </text:list-item>
      </text:list>
      <text:p text:style-name="P3"/>
      <text:p text:style-name="P3">CANCOM AUSTRIA AG – AI SOLUTION ARCHITECT (05/2024 – 07/2025)</text:p>
      <text:p text:style-name="P23">Leading the design and implementation of a multi-tenant AI Agent platform for enterprises. Enabling employees and customers to access company knowledge through chat, while ensuring data governance and compliance.</text:p>
      <text:list text:style-name="L2">
        <text:list-item>
          <text:p text:style-name="P19">Lead architect of an AI agent platform for enterprise knowledge management powered by LLMs and RAG.</text:p>
        </text:list-item>
        <text:list-item>
          <text:p text:style-name="P19">Designed and implemented an extensible Python-based agent framework.</text:p>
        </text:list-item>
        <text:list-item>
          <text:p text:style-name="P19">Architected retrieval pipelines with Azure AI Search for secure, high-performance access.</text:p>
        </text:list-item>
        <text:list-item>
          <text:p text:style-name="P19">Built customer-specific RAG workflows and integration with enterprise systems.</text:p>
        </text:list-item>
        <text:list-item>
          <text:p text:style-name="P19">Mentored junior developers and shaped team best practices.</text:p>
        </text:list-item>
      </text:list>
      <text:p text:style-name="P20"/>
      <text:p text:style-name="P3">Kapsch TrafficCom AG – AI Consultant (05/2024 – 12/2024) </text:p>
      <text:p text:style-name="P23">Accelerating innovation initiatives with technical and strategic advice on how to apply generative AI to the creation of requests for proposals (RPF).</text:p>
      <text:list text:style-name="L3">
        <text:list-item>
          <text:p text:style-name="P21">Acted as a trusted advisor to C-level executives, translating business needs into technical roadmaps and presenting ROI analyses for AI investment.</text:p>
        </text:list-item>
        <text:list-item>
          <text:p text:style-name="P21">Strategic consulting on LLM integration in business processes.</text:p>
        </text:list-item>
        <text:list-item>
          <text:p text:style-name="P21">Evaluated feasibility and ROI of LLM-driven prototypes.</text:p>
        </text:list-item>
        <text:list-item>
          <text:p text:style-name="P21">Identified high-impact automation opportunities.</text:p>
        </text:list-item>
        <text:list-item>
          <text:p text:style-name="P21">Proposed AI use cases to modernize workflows and optimize costs. </text:p>
        </text:list-item>
      </text:list>
      <text:p text:style-name="P25"/>
      <text:p text:style-name="P3"/>
      <text:p text:style-name="P3"/>
      <text:p text:style-name="P3"/>
      <text:p text:style-name="P3"><text:soft-page-break/>Pallas – Founder (06/2023 – 05/2024)</text:p>
      <text:p text:style-name="Standard"><text:span text:style-name="T9">Designing, Developing and advertising a </text:span><text:span text:style-name="Absatz-Standardschriftart"><text:span text:style-name="T3">knowledge management platform leveraging RAG for secure enterprise document intelligence.</text:span></text:span></text:p>
      <text:list text:style-name="L4">
        <text:list-item>
          <text:p text:style-name="P4">Developed a containerized microservice architecture for on-prem/VPC deployment.</text:p>
        </text:list-item>
        <text:list-item>
          <text:p text:style-name="P4">Integrated multiple knowledge bases (Confluence, SharePoint, File Servers).</text:p>
        </text:list-item>
        <text:list-item>
          <text:p text:style-name="P4">Implemented hybrid search with query/document expansion.</text:p>
        </text:list-item>
        <text:list-item>
          <text:p text:style-name="P4">Optimized open-source LLMs for enterprise Question &amp; Answering.</text:p>
        </text:list-item>
      </text:list>
      <text:p text:style-name="P3"/>
      <text:p text:style-name="P3">Siemens AG &amp; Motius GmbH – Tech Lead &amp; Data Engineer (04/2022 – 04/2025)</text:p>
      <text:p text:style-name="P25">Leading the development of a cloud-based spare part observability platform for Siemens customers.</text:p>
      <text:list text:style-name="L5">
        <text:list-item>
          <text:p text:style-name="P5">Re-architected the data processing backend to improve reliability.</text:p>
        </text:list-item>
        <text:list-item>
          <text:p text:style-name="P5">Built a multi-tenant scale-to-zero architecture to optimize cloud costs.</text:p>
        </text:list-item>
        <text:list-item>
          <text:p text:style-name="P5">Enhanced data models and database access for performance gains. </text:p>
        </text:list-item>
      </text:list>
      <text:p text:style-name="P25"/>
      <text:p text:style-name="P3">CARIAD – Tech Lead &amp; Data Engineer (04/2022 – 06/2023)</text:p>
      <text:p text:style-name="P25">Developed an analytics platform for extracting insights from voice-based customer interactions.</text:p>
      <text:list text:style-name="L6">
        <text:list-item>
          <text:p text:style-name="P6">Speech-to-text pipeline applying NLP models for topic/entity extraction.</text:p>
        </text:list-item>
        <text:list-item>
          <text:p text:style-name="P6">Service monitoring and observability using elastic.</text:p>
        </text:list-item>
        <text:list-item>
          <text:p text:style-name="P6">Delivered Tableau dashboards to support business analysts with real-time insights.</text:p>
        </text:list-item>
      </text:list>
      <text:p text:style-name="P25"/>
      <text:p text:style-name="Experiences"><text:span text:style-name="Absatz-Standardschriftart"><text:span text:style-name="T9">Brantner Digital Solutions GmbH – AI Architect (05/2022)</text:span></text:span></text:p>
      <text:p text:style-name="P25">Designed and prototyped a dataset manifest and MLFlow integration for tracking datasets and retraining models. Enabling the comparison of model performance over multiple model versions and datasets.</text:p>
      <text:p text:style-name="P25"/>
      <text:p text:style-name="P3">mySugr GmbH – AI Consultant (03/2023 – 06/2023)</text:p>
      <text:p text:style-name="P23">Giving workshops and talks about LLM fundamentals and possible applications.</text:p>
      <text:list text:style-name="L7">
        <text:list-item>
          <text:p text:style-name="P7">Trained employees on LLM fundamentals.</text:p>
        </text:list-item>
        <text:list-item>
          <text:p text:style-name="P7">Designed LLM-based process automation PoCs.</text:p>
        </text:list-item>
        <text:list-item>
          <text:p text:style-name="P7">Conducted feasibility and impact studies for scaling AI solutions.</text:p>
        </text:list-item>
      </text:list>
      <text:p text:style-name="P3"/>
      <text:p text:style-name="P28"/>
      <text:p text:style-name="P24"/>
      <text:p text:style-name="P28">Professional Experience</text:p>
      <text:p text:style-name="P3">MOSTLY.AI – Senior Machine Learning Engineer (06/2020 – 04/2022)</text:p>
      <text:list text:style-name="L8">
        <text:list-item>
          <text:p text:style-name="P8">Developed the synthetic data generation engine protecting privacy while maintaining data utility. </text:p>
        </text:list-item>
        <text:list-item>
          <text:p text:style-name="P8">Designed and improved encoding types for structured data.</text:p>
        </text:list-item>
        <text:list-item>
          <text:p text:style-name="P8">Built internal tooling for reproducible ML training.</text:p>
        </text:list-item>
        <text:list-item>
          <text:p text:style-name="P8">Delivered customer PoCs with technical guidance and product expertise.</text:p>
        </text:list-item>
        <text:list-item>
          <text:p text:style-name="P8">Created ML-focused training material and mentored junior scientists.</text:p>
        </text:list-item>
      </text:list>
      <text:p text:style-name="P9"/>
      <text:p text:style-name="P3">Craftworks GmbH – Data Scientist (01/2020 – 04/2020)</text:p>
      <text:list text:style-name="L9">
        <text:list-item>
          <text:p text:style-name="P10">Delivered data science projects across industries, focusing on applied machine learning and customer needs.</text:p>
        </text:list-item>
      </text:list>
      <text:p text:style-name="P9"/>
      <text:p text:style-name="P3">Vienna Biocenter Core Facilities – Scientific Software Engineer (06/2012 – 10/2019)</text:p>
      <text:list text:style-name="L10">
        <text:list-item>
          <text:p text:style-name="P11">Developed software platforms for neuroscience research.</text:p>
        </text:list-item>
        <text:list-item>
          <text:p text:style-name="P11">Built data analysis pipelines for neuronal activity and behavior classification.</text:p>
        </text:list-item>
        <text:list-item>
          <text:p text:style-name="P11">Designed hardware control software for experiments.</text:p>
        </text:list-item>
        <text:list-item>
          <text:p text:style-name="P11">Created data visualization and network analysis tools.</text:p>
        </text:list-item>
      </text:list>
      <text:p text:style-name="P9"/>
      <text:p text:style-name="P3">Universidad Politécnica de Valencia – Research Assistant (09/2011 – 10/2012)</text:p>
      <text:list text:style-name="L11">
        <text:list-item>
          <text:p text:style-name="P12">Develop and test a simulation environment controlled by a stationary replica of an autonomous vehicle.</text:p>
        </text:list-item>
      </text:list>
      <text:p text:style-name="P9"/>
      <text:p text:style-name="P3">Adaptivia GmbH – Embedded Systems Engineer (06/2007 – 09/2010)</text:p>
      <text:list text:style-name="L12">
        <text:list-item>
          <text:p text:style-name="P13">Designed low-power SoC embedded systems for underground wireless sensor networks.</text:p>
        </text:list-item>
      </text:list>
      <text:p text:style-name="P28"/>
      <text:p text:style-name="P28"/>
      <text:p text:style-name="P28"/>
      <text:p text:style-name="P24"/>
      <text:p text:style-name="P28">Entrepreneurship &amp; Leadership</text:p>
      <text:list text:style-name="L13">
        <text:list-item>
          <text:p text:style-name="P14">CEO – Pasieka AI Solutions GmbH (2024 – Present): Providing AI consultancy and tailored solutions with a focus on secure LLM adoption.</text:p>
        </text:list-item>
        <text:list-item>
          <text:p text:style-name="P14">Founder &amp; Host – Austrian Artificial Intelligence Podcast (2021 – Present): Showcasing academia &amp; industry AI innovations.</text:p>
        </text:list-item>
        <text:list-item>
          <text:p text:style-name="P14">Leadership Programs: Austrian Startups ELP (2023–2024), Founders Lab (2023).</text:p>
        </text:list-item>
      </text:list>
      <text:p text:style-name="P25"/>
      <text:p text:style-name="P28">Publications &amp; Talks</text:p>
      <text:list text:style-name="L14">
        <text:list-item>
          <text:p text:style-name="P15">Handbook of Data Science and AI, Ch. 8: Machine Learning Security (2024).</text:p>
        </text:list-item>
        <text:list-item>
          <text:p text:style-name="P15">Speaker – Vienna DataScience Meetup (2025): Knowledge-based Systems from Q/A to AI Agent Platforms.</text:p>
        </text:list-item>
        <text:list-item>
          <text:p text:style-name="P15">Speaker – Vienna DataScience Group (2022): CyberSec4ML: Cybersecurity Aspects in Model Training.</text:p>
        </text:list-item>
      </text:list>
      <text:p text:style-name="P25"/>
      <text:p text:style-name="P28">Education</text:p>
      <text:list text:style-name="L15">
        <text:list-item>
          <text:p text:style-name="P16">MSc Artificial Intelligence – Universidad Internacional de La Rioja, Spain (2018–2019)</text:p>
        </text:list-item>
        <text:list-item>
          <text:p text:style-name="P16">MSc Parallel &amp; Distributed Computing – Universidad Politécnica de Valencia, Spain (2010–2012)</text:p>
        </text:list-item>
        <text:list-item>
          <text:p text:style-name="P16">BSc Computer Science – Technical University of Vienna, Austria (2005–2009)</text:p>
        </text:list-item>
      </text:list>
      <text:p text:style-name="P25"/>
      <text:p text:style-name="P28">Certifications</text:p>
      <text:list text:style-name="L16">
        <text:list-item>
          <text:p text:style-name="P17">AWS Certified Cloud Practitioner</text:p>
        </text:list-item>
        <text:list-item>
          <text:p text:style-name="P17">CompTIA Security+</text:p>
        </text:list-item>
        <text:list-item>
          <text:p text:style-name="P17">Google Cybersecurity</text:p>
        </text:list-item>
      </text:list>
      <text:p text:style-name="P25"/>
      <text:p text:style-name="P25"/>
      <text:p text:style-name="P2">Available for freelance and consulting engagements. Let's discuss your AI challenges.</text:p>
      <text:p text:style-name="P1"><text:span text:style-name="T9"><text:line-break/></text:span><text:span text:style-name="Absatz-Standardschriftart"><text:span text:style-name="T8">contact@pasieka.ai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system-ui" svg:font-family="system-ui" style:font-family-generic="roman"/>
  </office:font-face-decls>
  <office:styles>
    <style:default-style style:family="graphic">
      <style:graphic-properties draw:stroke="solid" svg:stroke-width="0.0138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ptos" fo:font-size="12pt" fo:letter-spacing="normal" fo:language="de" fo:country="DE" fo:font-style="normal" style:text-underline-style="none" fo:font-weight="normal" style:letter-kerning="false" style:font-name-asian="Aptos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16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de" fo:country="DE" fo:font-style="normal" style:text-underline-style="none" fo:font-weight="normal" style:letter-kerning="false" fo:background-color="transparent" style:font-name-asian="Aptos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1pt" fo:language="en" fo:country="US" fo:hyphenate="false" loext:hyphenation-no-caps="false" loext:hyphenation-no-last-word="false" loext:hyphenation-word-char-count="no-limit" loext:hyphenation-zone="no-limit"/>
    </style:style>
    <style:style style:name="Überschrift_20_1" style:display-name="Überschrift 1" style:family="paragraph" style:parent-style-name="Standard" style:next-style-name="Standard" style:default-outline-level="1" style:master-page-name="">
      <style:paragraph-properties fo:margin-top="0.25in" fo:margin-bottom="0.0799in" style:contextual-spacing="false" fo:line-height="100%" fo:keep-together="always" fo:hyphenation-ladder-count="no-limit" style:page-number="auto" fo:keep-with-next="always"/>
      <style:text-properties fo:color="#0f4761" loext:opacity="100%" style:font-name="Aptos Display" fo:font-family="'Aptos Display'" style:font-family-generic="swiss" style:font-pitch="variable" fo:font-size="20pt" style:font-name-asian="MS Gothic" style:font-family-asian="'MS Gothic'" style:font-family-generic-asian="modern" style:font-pitch-asian="fixed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Überschrift_20_3" style:display-name="Überschrift 3" style:family="paragraph" style:parent-style-name="Standard" style:next-style-name="Standard" style:default-outline-level="3">
      <style:paragraph-properties fo:margin-top="0.111in" fo:margin-bottom="0.0555in" style:contextual-spacing="false" fo:keep-together="always" fo:hyphenation-ladder-count="no-limit" fo:keep-with-next="always"/>
      <style:text-properties fo:color="#0f4761" loext:opacity="100%" fo:font-size="14pt" style:font-name-asian="MS Gothic" style:font-family-asian="'MS Gothic'" style:font-family-generic-asian="modern" style:font-pitch-asian="fixed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itel" style:family="paragraph" style:parent-style-name="Standard" style:next-style-name="Standard">
      <style:paragraph-properties fo:margin-top="0in" fo:margin-bottom="0.0555in" style:contextual-spacing="false" fo:line-height="100%" fo:hyphenation-ladder-count="no-limit"/>
      <style:text-properties style:font-name="Aptos Display" fo:font-family="'Aptos Display'" style:font-family-generic="swiss" style:font-pitch="variable" fo:font-size="28pt" style:font-name-asian="MS Gothic" style:font-family-asian="'MS Gothic'" style:font-family-generic-asian="modern" style:font-pitch-asian="fixed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Untertitel" style:family="paragraph" style:parent-style-name="Standard" style:next-style-name="Standard" style:master-page-name="">
      <style:paragraph-properties fo:margin-top="0in" fo:margin-bottom="0.0598in" style:contextual-spacing="false" fo:line-height="100%" fo:hyphenation-ladder-count="no-limit" style:page-number="auto"/>
      <style:text-properties fo:color="#e97032" loext:opacity="100%" fo:font-size="14pt" fo:font-weight="bold" style:font-name-asian="MS Gothic" style:font-family-asian="'MS Gothic'" style:font-family-generic-asian="modern" style:font-pitch-asian="fixe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Listenabsatz" style:family="paragraph" style:parent-style-name="Standard" style:master-page-name="">
      <style:paragraph-properties fo:margin-left="0.5in" fo:margin-right="0in" fo:margin-top="0in" fo:margin-bottom="0in" style:contextual-spacing="false" fo:hyphenation-ladder-count="no-limit" fo:text-indent="0in" style:auto-text-indent="false" style:page-number="auto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Experiences" style:family="paragraph" style:parent-style-name="Standard">
      <style:paragraph-properties fo:hyphenation-ladder-count="no-limit"/>
      <style:text-properties fo:color="#155f81" loext:opacity="100%" fo:font-weight="bold" style:font-name-asian="MS Mincho" style:font-family-asian="'MS Mincho'" style:font-family-generic-asian="modern" style:font-pitch-asian="fixe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Absatz-Standardschriftart" style:family="text"/>
    <style:style style:name="Hyperlink" style:family="text" style:parent-style-name="Absatz-Standardschriftart">
      <style:text-properties fo:color="#467886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nsiver_20_Verweis" style:display-name="Intensiver Verweis" style:family="text" style:parent-style-name="Absatz-Standardschriftart">
      <style:text-properties fo:font-variant="small-caps" fo:color="#0f4761" loext:opacity="100%" fo:font-weight="bold" style:font-weight-asian="bold" style:font-weight-complex="bold"/>
    </style:style>
    <style:style style:name="Experiences_20_Char" style:display-name="Experiences Char" style:family="text">
      <style:text-properties fo:color="#155f81" loext:opacity="100%" fo:language="en" fo:country="US" fo:font-weight="bold" style:font-name-asian="MS Mincho" style:font-family-asian="'MS Mincho'" style:font-family-generic-asian="modern" style:font-pitch-asian="fixed" style:font-weight-asian="bold" style:font-weight-complex="bol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title/>
    <dc:description/>
    <dc:subject/>
    <meta:initial-creator>Manuel Pasieka</meta:initial-creator>
    <meta:creation-date>2026-01-23T07:00:00Z</meta:creation-date>
    <dc:date>2026-01-23T08:20:43.237195185</dc:date>
    <meta:print-date>2025-10-24T12:27:00Z</meta:print-date>
    <meta:editing-cycles>56</meta:editing-cycles>
    <meta:editing-duration>PT18M49S</meta:editing-duration>
    <meta:document-statistic meta:table-count="0" meta:image-count="0" meta:object-count="0" meta:page-count="5" meta:paragraph-count="93" meta:word-count="1067" meta:character-count="7703" meta:non-whitespace-character-count="6740"/>
    <meta:template xlink:type="simple" xlink:actuate="onRequest" xlink:title="" xlink:href="Normal.dotm"/>
  </office:meta>
</office:document-meta>
</file>